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ato" svg:font-family="Lat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style:font-name="Lato"/>
    </style:style>
    <style:style style:name="P2" style:parent-style-name="Akapitzlistą" style:list-style-name="LFO3" style:family="paragraph">
      <style:text-properties style:font-name="Lato"/>
    </style:style>
    <style:style style:name="P3" style:parent-style-name="Akapitzlistą" style:list-style-name="LFO3" style:family="paragraph">
      <style:text-properties style:font-name="Lato" style:text-underline-type="single" style:text-underline-style="solid" style:text-underline-width="auto" style:text-underline-mode="continuous"/>
    </style:style>
    <style:style style:name="P4" style:parent-style-name="Akapitzlistą" style:list-style-name="LFO3" style:family="paragraph">
      <style:text-properties style:font-name="Lato"/>
    </style:style>
    <style:style style:name="P5" style:parent-style-name="Akapitzlistą" style:list-style-name="LFO3" style:family="paragraph">
      <style:text-properties style:font-name="Lato"/>
    </style:style>
    <style:style style:name="P6" style:parent-style-name="Normalny" style:family="paragraph">
      <style:paragraph-properties fo:text-align="justify"/>
    </style:style>
    <style:style style:name="T7" style:parent-style-name="Domyślnaczcionkaakapitu" style:family="text">
      <style:text-properties style:font-name="Lato" fo:language="en" fo:country="US"/>
    </style:style>
    <style:style style:name="T8" style:parent-style-name="Domyślnaczcionkaakapitu" style:family="text">
      <style:text-properties style:font-name="Lato"/>
    </style:style>
    <style:style style:name="T9" style:parent-style-name="Domyślnaczcionkaakapitu" style:family="text">
      <style:text-properties style:font-name="Lato" fo:language="en" fo:country="US"/>
    </style:style>
    <style:style style:name="P10" style:parent-style-name="Akapitzlistą" style:list-style-name="LFO2" style:family="paragraph">
      <style:paragraph-properties fo:text-align="justify"/>
      <style:text-properties style:font-name="Lato"/>
    </style:style>
    <style:style style:name="P11" style:parent-style-name="Akapitzlistą" style:list-style-name="LFO2" style:family="paragraph">
      <style:paragraph-properties fo:text-align="justify"/>
      <style:text-properties style:font-name="Lato"/>
    </style:style>
    <style:style style:name="P12" style:parent-style-name="Akapitzlistą" style:list-style-name="LFO2" style:family="paragraph">
      <style:paragraph-properties fo:text-align="justify"/>
      <style:text-properties style:font-name="Lato" style:text-underline-type="single" style:text-underline-style="solid" style:text-underline-width="auto" style:text-underline-mode="continuous"/>
    </style:style>
    <style:style style:name="P13" style:parent-style-name="Akapitzlistą" style:list-style-name="LFO2" style:family="paragraph">
      <style:paragraph-properties fo:text-align="justify"/>
      <style:text-properties style:font-name="Lato"/>
    </style:style>
    <style:style style:name="P14" style:parent-style-name="Normalny" style:family="paragraph">
      <style:paragraph-properties fo:text-align="justify"/>
      <style:text-properties style:font-name="Lato"/>
    </style:style>
    <style:style style:name="P15" style:parent-style-name="Akapitzlistą" style:list-style-name="LFO4" style:family="paragraph">
      <style:paragraph-properties fo:text-align="justify"/>
      <style:text-properties style:font-name="Lato"/>
    </style:style>
    <style:style style:name="P16" style:parent-style-name="Akapitzlistą" style:list-style-name="LFO4" style:family="paragraph">
      <style:paragraph-properties fo:text-align="justify"/>
      <style:text-properties style:font-name="Lato"/>
    </style:style>
    <style:style style:name="P17" style:parent-style-name="Akapitzlistą" style:list-style-name="LFO4" style:family="paragraph">
      <style:paragraph-properties fo:text-align="justify"/>
      <style:text-properties style:font-name="Lato"/>
    </style:style>
    <style:style style:name="P18" style:parent-style-name="Akapitzlistą" style:list-style-name="LFO4" style:family="paragraph">
      <style:paragraph-properties fo:text-align="justify"/>
      <style:text-properties style:font-name="Lato" style:text-underline-type="single" style:text-underline-style="solid" style:text-underline-width="auto" style:text-underline-mode="continuous"/>
    </style:style>
    <style:style style:name="P19" style:parent-style-name="Normalny" style:family="paragraph">
      <style:paragraph-properties fo:text-align="justify"/>
      <style:text-properties style:font-name="Lato"/>
    </style:style>
    <style:style style:name="P20" style:parent-style-name="Akapitzlistą" style:list-style-name="LFO6" style:family="paragraph">
      <style:paragraph-properties fo:text-align="justify"/>
      <style:text-properties style:font-name="Lato" style:text-underline-type="single" style:text-underline-style="solid" style:text-underline-width="auto" style:text-underline-mode="continuous"/>
    </style:style>
    <style:style style:name="P21" style:parent-style-name="Akapitzlistą" style:list-style-name="LFO6" style:family="paragraph">
      <style:paragraph-properties fo:text-align="justify"/>
      <style:text-properties style:font-name="Lato"/>
    </style:style>
    <style:style style:name="P22" style:parent-style-name="Akapitzlistą" style:list-style-name="LFO6" style:family="paragraph">
      <style:paragraph-properties fo:text-align="justify"/>
      <style:text-properties style:font-name="Lato"/>
    </style:style>
    <style:style style:name="P23" style:parent-style-name="Akapitzlistą" style:list-style-name="LFO6" style:family="paragraph">
      <style:paragraph-properties fo:text-align="justify"/>
      <style:text-properties style:font-name="Lato"/>
    </style:style>
    <style:style style:name="P24" style:parent-style-name="Normalny" style:family="paragraph">
      <style:paragraph-properties fo:text-align="justify"/>
      <style:text-properties style:font-name="Lato"/>
    </style:style>
    <style:style style:name="P25" style:parent-style-name="Akapitzlistą" style:list-style-name="LFO7" style:family="paragraph">
      <style:paragraph-properties fo:text-align="justify"/>
      <style:text-properties style:font-name="Lato" style:text-underline-type="single" style:text-underline-style="solid" style:text-underline-width="auto" style:text-underline-mode="continuous"/>
    </style:style>
    <style:style style:name="P26" style:parent-style-name="Akapitzlistą" style:list-style-name="LFO7" style:family="paragraph">
      <style:paragraph-properties fo:text-align="justify"/>
      <style:text-properties style:font-name="Lato"/>
    </style:style>
    <style:style style:name="P27" style:parent-style-name="Akapitzlistą" style:list-style-name="LFO7" style:family="paragraph">
      <style:paragraph-properties fo:text-align="justify"/>
      <style:text-properties style:font-name="Lato"/>
    </style:style>
    <style:style style:name="P28" style:parent-style-name="Akapitzlistą" style:list-style-name="LFO7" style:family="paragraph">
      <style:paragraph-properties fo:text-align="justify"/>
      <style:text-properties style:font-name="Lato"/>
    </style:style>
    <style:style style:name="P29" style:parent-style-name="Normalny" style:family="paragraph">
      <style:paragraph-properties fo:text-align="justify"/>
      <style:text-properties style:font-name="Lato"/>
    </style:style>
    <style:style style:name="P30" style:parent-style-name="Akapitzlistą" style:list-style-name="LFO7" style:family="paragraph">
      <style:paragraph-properties fo:text-align="justify"/>
      <style:text-properties style:font-name="Lato"/>
    </style:style>
    <style:style style:name="P31" style:parent-style-name="Akapitzlistą" style:list-style-name="LFO7" style:family="paragraph">
      <style:paragraph-properties fo:text-align="justify"/>
      <style:text-properties style:font-name="Lato" style:text-underline-type="single" style:text-underline-style="solid" style:text-underline-width="auto" style:text-underline-mode="continuous"/>
    </style:style>
    <style:style style:name="P32" style:parent-style-name="Akapitzlistą" style:list-style-name="LFO7" style:family="paragraph">
      <style:paragraph-properties fo:text-align="justify"/>
      <style:text-properties style:font-name="Lato"/>
    </style:style>
    <style:style style:name="P33" style:parent-style-name="Akapitzlistą" style:list-style-name="LFO7" style:family="paragraph">
      <style:paragraph-properties fo:text-align="justify"/>
      <style:text-properties style:font-name="Lato"/>
    </style:style>
    <style:style style:name="P34" style:parent-style-name="Akapitzlistą" style:family="paragraph">
      <style:paragraph-properties fo:text-align="justify"/>
      <style:text-properties style:font-name="Lato"/>
    </style:style>
  </office:automatic-styles>
  <office:body>
    <office:text text:use-soft-page-breaks="true">
      <text:p text:style-name="P1">Według<text:s/>danych z Audytu PBC<text:s/>za 2023 rok dla dzienników regionalnych:<text:s/></text:p>
      <text:list text:style-name="LFO3" text:continue-numbering="true">
        <text:list-item>
          <text:p text:style-name="P2">Suma sprzedaży<text:s/>E-wydania stanowi 16%<text:s/>sumy<text:s/>Sprzedaży Wydania,</text:p>
        </text:list-item>
        <text:list-item>
          <text:p text:style-name="P3">Suma sprzedaży<text:s/>E-wydania stanowi 16%<text:s/>sumy<text:s/>Sprzedaży Wydania Drukowanego,</text:p>
        </text:list-item>
        <text:list-item>
          <text:p text:style-name="P4">Maksymalny udział sprzedaży E-wydania w Sprzedaży Wydania dla pojedynczego<text:s/>dziennika wynosi 37%</text:p>
        </text:list-item>
        <text:list-item>
          <text:p text:style-name="P5">Maksymalny udział sprzedaży E-wydania w Sprzedaży Wydania Drukowanego dla pojedynczego<text:s/>dziennika wynosi 37%</text:p>
        </text:list-item>
      </text:list>
      <text:p text:style-name="P6"><text:span text:style-name="T7">W</text:span><text:span text:style-name="T8">edług</text:span><text:span text:style-name="T9"><text:s/>danych Total Reach:</text:span></text:p>
      <text:list text:style-name="LFO2" text:continue-numbering="true">
        <text:list-item>
          <text:p text:style-name="P10">Dla dzienników regionalnych średni zasięg www 20-krotnie przekracza średni zasięg druku i e-wydań,</text:p>
        </text:list-item>
        <text:list-item>
          <text:p text:style-name="P11">Łączny zasięg dokładnie 5 dzienników regionalnych przekracza<text:s/>dwa<text:s/>miliony,</text:p>
        </text:list-item>
        <text:list-item>
          <text:p text:style-name="P12">Łączny zasięg<text:s/>(w %)<text:s/>dla każdego dziennika regionalnego jest wyższy dla kobiet niż dla mężczyzn,</text:p>
        </text:list-item>
        <text:list-item>
          <text:p text:style-name="P13">Łączny zasięg www<text:s/>(w %)<text:s/>dla każdego dziennika dla osób w wieku 60-75 jest niższy<text:s/>niż<text:s/>zasięg dla osób w wieku 15-59.</text:p>
        </text:list-item>
      </text:list>
      <text:p text:style-name="P14">W jakiej grupie celowej można oczekiwać najwyższej wartości wskaźnika CCS (czytelnictwa cyklu sezonowego) dla Expresu Bydgoskiego?</text:p>
      <text:list text:style-name="LFO4" text:continue-numbering="true">
        <text:list-item>
          <text:p text:style-name="P15">W całej populacji (osób w wieku 15-75),</text:p>
        </text:list-item>
        <text:list-item>
          <text:p text:style-name="P16">W populacji osób w wieku 15-75 zainteresowanych wiadomościami lokalnymi,</text:p>
        </text:list-item>
        <text:list-item>
          <text:p text:style-name="P17">W populacji osób w wieku 15-75, mieszkających w województwie Kujawsko-Pomorskim,</text:p>
        </text:list-item>
        <text:list-item>
          <text:p text:style-name="P18">W populacji osób w wieku 15-75, mieszkających w województwie Kujawsko-Pomorskim zainteresowanych wiadomościami lokalnymi.</text:p>
        </text:list-item>
      </text:list>
      <text:p text:style-name="P19">Wartość estymacji na populację<text:s/>wskaźnika CDT dla Dziennika Łódzkiego dla piątku na poziomie 68 000 oznacza, że:</text:p>
      <text:list text:style-name="LFO6" text:continue-numbering="true">
        <text:list-item>
          <text:p text:style-name="P20">Z sobotnim wydaniem Dziennika Łódzkiego ma średnio kontakt 68000 osób,</text:p>
        </text:list-item>
        <text:list-item>
          <text:p text:style-name="P21">Z co najmniej 1 z ostatnich (4) sobotnich wydań Dziennika Łódzkiego kontakt miało około<text:s/>68000 osób,</text:p>
        </text:list-item>
        <text:list-item>
          <text:p text:style-name="P22">W sobotę z Dziennikiem Łódzkim ma średnio kontakt 68000 osób,</text:p>
        </text:list-item>
        <text:list-item>
          <text:p text:style-name="P23">Sobotnie wydanie Dziennika Łódzkiego kupuje średnio 68000 osób,</text:p>
        </text:list-item>
      </text:list>
      <text:p text:style-name="P24">Największy zasięg ma prasa w grupie:<text:s/></text:p>
      <text:list text:style-name="LFO7" text:continue-numbering="true">
        <text:list-item>
          <text:p text:style-name="P25">Kobiet w wieku 25-39,</text:p>
        </text:list-item>
        <text:list-item>
          <text:p text:style-name="P26">Kobiet w wieku 60 i więcej,</text:p>
        </text:list-item>
        <text:list-item>
          <text:p text:style-name="P27">Mężczyzn w wieku 15-24,</text:p>
        </text:list-item>
        <text:list-item>
          <text:p text:style-name="P28">Mężczyzn w wieku 40-59.</text:p>
        </text:list-item>
      </text:list>
      <text:p text:style-name="P29">Badania czytelnictwa prasy w Polsce prowadzone są metodą:</text:p>
      <text:list text:style-name="LFO7" text:continue-numbering="true">
        <text:list-item>
          <text:p text:style-name="P30">Wywiadów komputerowych i wywiadów telefonicznych,</text:p>
        </text:list-item>
        <text:list-item>
          <text:p text:style-name="P31">Wywiadów komputerowych i wywiadów bezpośrednich,</text:p>
        </text:list-item>
        <text:list-item>
          <text:p text:style-name="P32">Wywiadów telefonicznych i wywiadów bezpośrednich,</text:p>
        </text:list-item>
        <text:list-item>
          <text:p text:style-name="P33">Wywiadów komputerowych, telefonicznych i bezpośrednich,</text:p>
        </text:list-item>
      </text:list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ato" svg:font-family="Lat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podstawowy" style:display-name="Tekst podstawowy" style:family="paragraph" style:parent-style-name="Normalny">
      <style:paragraph-properties fo:margin-bottom="0.0833in"/>
      <style:text-properties fo:hyphenate="false"/>
    </style:style>
    <style:style style:name="TekstpodstawowyZnak" style:display-name="Tekst podstawowy Znak" style:family="text" style:parent-style-name="Domyślnaczcionkaakapitu"/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language="pl" fo:country="P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pir</meta:initial-creator>
    <dc:creator>aspir</dc:creator>
    <meta:creation-date>2024-03-01T13:37:00Z</meta:creation-date>
    <dc:date>2024-03-16T11:52:00Z</dc:date>
    <meta:template xlink:href="Normal" xlink:type="simple"/>
    <meta:editing-cycles>1</meta:editing-cycles>
    <meta:editing-duration>PT145500S</meta:editing-duration>
    <meta:document-statistic meta:page-count="1" meta:paragraph-count="4" meta:word-count="296" meta:character-count="2071" meta:row-count="14" meta:non-whitespace-character-count="1779"/>
  </office:meta>
</office:document-meta>
</file>